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6.21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color="#999999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№</text:p>
          </table:table-cell>
          <table:table-cell table:style-name="ce1" office:value-type="string">
            <text:p>Наименование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ventions <text:s text:c="17"/>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ilyplanpanel <text:s text:c="14"/>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bugids <text:s text:c="20"/>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editingprocesspanel <text:s text:c="9"/>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mbeddedfilereading <text:s text:c="9"/>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stimatedcompletiontimespanel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xport2tj3 <text:s text:c="18"/>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jectorfactory <text:s text:c="13"/>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ruby <text:s text:c="23"/>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mainprocesseditingpanel <text:s text:c="5"/>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inwindow <text:s text:c="18"/>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del <text:s text:c="23"/>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rsistence <text:s text:c="17"/>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ocesspanel <text:s text:c="16"/>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rojectscheduler <text:s text:c="12"/>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chedulingpanel <text:s text:c="13"/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j3bookingsparser <text:s text:c="11"/>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j3deadlinesparser <text:s text:c="10"/></text:p>
          </table:table-cell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workerpanel <text:s text:c="17"/>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ersion <text:s text:c="21"/>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ulture2lang <text:s text:c="16"/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trywindow <text:s text:c="17"/>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rameterdatareader <text:s text:c="9"/>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penid <text:s text:c="22"/>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entraleditingpanel <text:s text:c="9"/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ependencieseditingwindow <text:s text:c="3"/>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graphdemopanel <text:s text:c="14"/>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askeditingpanel <text:s text:c="12"/>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eventeditingpanel <text:s text:c="9"/>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ilestoneeditingpanel <text:s text:c="7"/>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rojectnetworkgraphpanel <text:s text:c="4"/>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graph2resource <text:s text:c="14"/>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ainwindowcontroller <text:s text:c="8"/>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xmlserialization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entraleditingpanelcontroller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ependencieseditingwindowcontroller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eventeditingpanelcontroller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ilestoneeditingpanelcontroller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rojectnetworkgraphcreator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rojectnetworkgraphpanelcontroller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rojecttreemodel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askeditingpanelcontroller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sttablecreato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alidation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webguibus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entraleditingpanelbuttonst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3">03.04.2011</text:date>, <text:time>17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3T17:31:02.53</dc:date>
    <meta:generator>OpenOffice.org/3.2$Win32 OpenOffice.org_project/320m18$Build-9502</meta:generator>
    <meta:editing-duration>PT01H18M52S</meta:editing-duration>
    <meta:editing-cycles>22</meta:editing-cycles>
    <meta:document-statistic meta:table-count="1" meta:cell-count="94" meta:object-count="0"/>
  </office:meta>
</office:document-meta>
</file>